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56.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currency-style style:name="N101P0" style:volatile="true">
      <number:currency-symbol number:language="en" number:country="IN">₹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IN">₹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IN">₹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IN">₹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1">
      <style:table-cell-properties fo:background-color="#999999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1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39">
      <style:table-cell-properties fo:background-color="#999999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99ffff" style:text-align-source="fix" style:repeat-content="false"/>
      <style:paragraph-properties fo:text-align="end" fo:margin-left="0mm"/>
    </style:style>
    <style:style style:name="ce12" style:family="table-cell" style:parent-style-name="Default" style:data-style-name="N103">
      <style:table-cell-properties fo:background-color="#ffff66"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3">
      <style:table-cell-properties fo:background-color="#99ff99"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3">
      <style:table-cell-properties fo:background-color="#99ffff"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">
      <style:table-cell-properties fo:background-color="#b2b2b2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10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39">
      <style:table-cell-properties fo:background-color="#b2b2b2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39"/>
  </office:automatic-styles>
  <office:body>
    <office:spreadsheet>
      <table:calculation-settings table:automatic-find-labels="false"/>
      <table:table table:name="Building Contra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4"/>
        <table:table-column table:style-name="co8" table:default-cell-style-name="ce17"/>
        <table:table-column table:style-name="co7" table:default-cell-style-name="ce17"/>
        <table:table-column table:style-name="co7" table:default-cell-style-name="ce19"/>
        <table:table-row table:style-name="ro1">
          <table:table-cell table:style-name="ce1" office:value-type="string" calcext:value-type="string">
            <text:p>Imprest</text:p>
          </table:table-cell>
          <table:table-cell table:style-name="ce1" office:value-type="string" calcext:value-type="string">
            <text:p>Expense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Bill</text:p>
          </table:table-cell>
          <table:table-cell table:style-name="ce7" office:value-type="string" calcext:value-type="string">
            <text:p>Total Payout =</text:p>
          </table:table-cell>
          <table:table-cell table:style-name="ce12" table:formula="of:=SUM([.A2:.A98])" office:value-type="currency" office:currency="INR" office:value="70000" calcext:value-type="currency">
            <text:p>₹70,000</text:p>
          </table:table-cell>
          <table:table-cell table:style-name="ce16" office:value-type="string" calcext:value-type="string">
            <text:p>Building Account</text:p>
          </table:table-cell>
          <table:table-cell table:style-name="ce16" office:value-type="string" calcext:value-type="string">
            <text:p>Expense</text:p>
          </table:table-cell>
          <table:table-cell table:style-name="ce18" office:value-type="string" calcext:value-type="string">
            <text:p>Date</text:p>
          </table:table-cell>
        </table:table-row>
        <table:table-row table:style-name="ro2">
          <table:table-cell office:value-type="currency" office:currency="INR" office:value="20000" calcext:value-type="currency">
            <text:p>₹20,000</text:p>
          </table:table-cell>
          <table:table-cell/>
          <table:table-cell office:value-type="date" office:date-value="2017-04-15" calcext:value-type="date">
            <text:p>15 Apr 17</text:p>
          </table:table-cell>
          <table:table-cell table:number-columns-repeated="2"/>
          <table:table-cell table:style-name="ce8" office:value-type="string" calcext:value-type="string">
            <text:p>Ravinder Payment =</text:p>
          </table:table-cell>
          <table:table-cell table:style-name="ce12" table:formula="of:=SUM([.H2:.H27])" office:value-type="currency" office:currency="INR" office:value="150000" calcext:value-type="currency">
            <text:p>₹1,50,000</text:p>
          </table:table-cell>
          <table:table-cell office:value-type="currency" office:currency="INR" office:value="100000" calcext:value-type="currency">
            <text:p>₹1,00,000</text:p>
          </table:table-cell>
          <table:table-cell table:number-columns-repeated="2"/>
        </table:table-row>
        <table:table-row table:style-name="ro2">
          <table:table-cell office:value-type="currency" office:currency="INR" office:value="30000" calcext:value-type="currency">
            <text:p>₹30,000</text:p>
          </table:table-cell>
          <table:table-cell table:number-columns-repeated="4"/>
          <table:table-cell table:style-name="ce7" office:value-type="string" calcext:value-type="string">
            <text:p>Total Expense =</text:p>
          </table:table-cell>
          <table:table-cell table:style-name="ce12" table:formula="of:=SUM([.B2:.B98])" office:value-type="currency" office:currency="INR" office:value="59878" calcext:value-type="currency">
            <text:p>₹59,878</text:p>
          </table:table-cell>
          <table:table-cell office:value-type="currency" office:currency="INR" office:value="50000" calcext:value-type="currency">
            <text:p>₹50,000</text:p>
          </table:table-cell>
          <table:table-cell table:number-columns-repeated="2"/>
        </table:table-row>
        <table:table-row table:style-name="ro2">
          <table:table-cell/>
          <table:table-cell office:value-type="currency" office:currency="INR" office:value="21800" calcext:value-type="currency">
            <text:p>₹21,800</text:p>
          </table:table-cell>
          <table:table-cell/>
          <table:table-cell office:value-type="string" calcext:value-type="string">
            <text:p>Bricks</text:p>
          </table:table-cell>
          <table:table-cell/>
          <table:table-cell table:style-name="ce9" office:value-type="string" calcext:value-type="string">
            <text:p>Balance =</text:p>
          </table:table-cell>
          <table:table-cell table:style-name="ce13" table:formula="of:=[.G1]-[.G3]" office:value-type="currency" office:currency="INR" office:value="10122" calcext:value-type="currency">
            <text:p>₹10,122</text:p>
          </table:table-cell>
          <table:table-cell table:number-columns-repeated="3"/>
        </table:table-row>
        <table:table-row table:style-name="ro2">
          <table:table-cell/>
          <table:table-cell office:value-type="currency" office:currency="INR" office:value="13700" calcext:value-type="currency">
            <text:p>₹13,700</text:p>
          </table:table-cell>
          <table:table-cell/>
          <table:table-cell office:value-type="string" calcext:value-type="string">
            <text:p>Waterproo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office:value-type="currency" office:currency="INR" office:value="5000" calcext:value-type="currency">
            <text:p>₹5,000</text:p>
          </table:table-cell>
          <table:table-cell/>
          <table:table-cell office:value-type="string" calcext:value-type="string">
            <text:p>Mitti Wal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currency" office:currency="INR" office:value="385" calcext:value-type="currency">
            <text:p>₹385</text:p>
          </table:table-cell>
          <table:table-cell/>
          <table:table-cell office:value-type="string" calcext:value-type="string">
            <text:p>Nail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office:value-type="currency" office:currency="INR" office:value="6743" calcext:value-type="currency">
            <text:p>₹6,743</text:p>
          </table:table-cell>
          <table:table-cell/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heck =</text:p>
          </table:table-cell>
          <table:table-cell table:style-name="ce15" office:value-type="string" calcext:value-type="string">
            <text:p>Bricks</text:p>
          </table:table-cell>
          <table:table-cell table:number-columns-repeated="3"/>
        </table:table-row>
        <table:table-row table:style-name="ro2">
          <table:table-cell office:value-type="currency" office:currency="INR" office:value="10000" calcext:value-type="currency">
            <text:p>₹10,000</text:p>
          </table:table-cell>
          <table:table-cell table:number-columns-repeated="4"/>
          <table:table-cell table:style-name="ce11" office:value-type="string" calcext:value-type="string">
            <text:p>Ouput =</text:p>
          </table:table-cell>
          <table:table-cell table:style-name="ce15" table:formula="of:=SUMIF([.D2:.D98];[.G8];[.B2:.B98])" office:value-type="currency" office:currency="INR" office:value="21800" calcext:value-type="currency">
            <text:p>₹21,800</text:p>
          </table:table-cell>
          <table:table-cell table:number-columns-repeated="3"/>
        </table:table-row>
        <table:table-row table:style-name="ro2">
          <table:table-cell/>
          <table:table-cell office:value-type="currency" office:currency="INR" office:value="10040" calcext:value-type="currency">
            <text:p>₹10,040</text:p>
          </table:table-cell>
          <table:table-cell/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currency" office:currency="INR" office:value="480" calcext:value-type="currency">
            <text:p>₹480</text:p>
          </table:table-cell>
          <table:table-cell office:value-type="date" office:date-value="2017-06-09" calcext:value-type="date">
            <text:p>9 Jun 17</text:p>
          </table:table-cell>
          <table:table-cell office:value-type="string" calcext:value-type="string">
            <text:p>Bending Wir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currency" office:currency="INR" office:value="500" calcext:value-type="currency">
            <text:p>₹500</text:p>
          </table:table-cell>
          <table:table-cell/>
          <table:table-cell office:value-type="string" calcext:value-type="string">
            <text:p>Polythene</text:p>
          </table:table-cell>
          <table:table-cell table:number-columns-repeated="6"/>
        </table:table-row>
        <table:table-row table:style-name="ro2">
          <table:table-cell/>
          <table:table-cell office:value-type="currency" office:currency="INR" office:value="130" calcext:value-type="currency">
            <text:p>₹130</text:p>
          </table:table-cell>
          <table:table-cell office:value-type="date" office:date-value="2017-06-11" calcext:value-type="date">
            <text:p>11 Jun 17</text:p>
          </table:table-cell>
          <table:table-cell office:value-type="string" calcext:value-type="string">
            <text:p>Brus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currency" office:currency="INR" office:value="600" calcext:value-type="currency">
            <text:p>₹600</text:p>
          </table:table-cell>
          <table:table-cell/>
          <table:table-cell office:value-type="string" calcext:value-type="string">
            <text:p>Wire</text:p>
          </table:table-cell>
          <table:table-cell table:number-columns-repeated="6"/>
        </table:table-row>
        <table:table-row table:style-name="ro2">
          <table:table-cell/>
          <table:table-cell office:value-type="currency" office:currency="INR" office:value="500" calcext:value-type="currency">
            <text:p>₹500</text:p>
          </table:table-cell>
          <table:table-cell/>
          <table:table-cell office:value-type="string" calcext:value-type="string">
            <text:p>Matka</text:p>
          </table:table-cell>
          <table:table-cell table:number-columns-repeated="6"/>
        </table:table-row>
        <table:table-row table:style-name="ro2">
          <table:table-cell office:value-type="currency" office:currency="INR" office:value="10000" calcext:value-type="currency">
            <text:p>₹10,000</text:p>
          </table:table-cell>
          <table:table-cell/>
          <table:table-cell office:value-type="date" office:date-value="2017-06-11" calcext:value-type="date">
            <text:p>11 Jun 17</text:p>
          </table:table-cell>
          <table:table-cell table:number-columns-repeated="7"/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7:53:37.93861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8:40:16.508774938</meta:creation-date>
    <dc:date>2017-06-13T08:22:58.382428805</dc:date>
    <meta:editing-duration>PT41M20S</meta:editing-duration>
    <meta:editing-cycles>9</meta:editing-cycles>
    <meta:generator>LibreOffice/5.1.6.2$Linux_X86_64 LibreOffice_project/10m0$Build-2</meta:generator>
    <meta:print-date>2017-06-12T19:04:17.556161096</meta:print-date>
    <meta:document-statistic meta:table-count="1" meta:cell-count="58" meta:object-count="0"/>
  </office:meta>
</office:document-meta>
</file>